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Filt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ilter.process( String to_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ilter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ilter.addAttribute( String name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ilter.has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